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1772in" fo:text-align="start" style:justify-single-word="false" fo:widows="1" fo:text-indent="0in" style:auto-text-indent="false"/>
      <style:text-properties fo:font-size="14pt" officeooo:paragraph-rsid="0000625a" style:font-size-asian="14pt" style:font-size-complex="14pt"/>
    </style:style>
    <style:style style:name="P2" style:family="paragraph" style:parent-style-name="Standard">
      <style:paragraph-properties fo:margin-left="0in" fo:margin-right="0in" style:line-height-at-least="0.1772in" fo:text-align="start" style:justify-single-word="false" fo:widows="1" fo:text-indent="0in" style:auto-text-indent="false"/>
      <style:text-properties fo:font-size="14pt" officeooo:paragraph-rsid="0001dbda" style:font-size-asian="14pt" style:font-size-complex="14pt"/>
    </style:style>
    <style:style style:name="P3" style:family="paragraph" style:parent-style-name="Standard">
      <style:paragraph-properties fo:margin-left="0in" fo:margin-right="0in" style:line-height-at-least="0.1772in" fo:text-align="start" style:justify-single-word="false" fo:widows="1" fo:text-indent="0in" style:auto-text-indent="false"/>
      <style:text-properties fo:font-size="14pt" officeooo:rsid="0000625a" officeooo:paragraph-rsid="0000625a" style:font-size-asian="14pt" style:font-size-complex="14pt"/>
    </style:style>
    <style:style style:name="P4" style:family="paragraph" style:parent-style-name="Standard">
      <style:paragraph-properties fo:margin-left="0in" fo:margin-right="0in" style:line-height-at-least="0.1772in" fo:text-align="start" style:justify-single-word="false" fo:widows="1" fo:text-indent="0in" style:auto-text-indent="false"/>
      <style:text-properties fo:font-size="14pt" officeooo:rsid="0000625a" officeooo:paragraph-rsid="0001dbda" style:font-size-asian="14pt" style:font-size-complex="14pt"/>
    </style:style>
    <style:style style:name="P5"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9.75pt" fo:letter-spacing="normal" fo:font-style="normal" fo:font-weight="normal" officeooo:rsid="0000625a" officeooo:paragraph-rsid="0001dbda" style:font-size-asian="14pt" style:font-size-complex="14pt"/>
    </style:style>
    <style:style style:name="P6"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9.75pt" fo:letter-spacing="normal" fo:font-style="normal" fo:font-weight="normal" officeooo:rsid="0000625a" officeooo:paragraph-rsid="00025af3" style:font-size-asian="14pt" style:font-size-complex="14pt"/>
    </style:style>
    <style:style style:name="P7"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14pt" fo:letter-spacing="normal" fo:font-style="normal" fo:font-weight="normal" officeooo:rsid="0000625a" officeooo:paragraph-rsid="0001dbda" style:font-size-asian="14pt" style:font-size-complex="14pt"/>
    </style:style>
    <style:style style:name="P8"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14pt" fo:letter-spacing="normal" fo:font-style="normal" fo:font-weight="normal" officeooo:rsid="0000625a" officeooo:paragraph-rsid="00025af3" style:font-size-asian="14pt" style:font-size-complex="14pt"/>
    </style:style>
    <style:style style:name="P9"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14pt" fo:letter-spacing="normal" fo:font-style="normal" fo:font-weight="normal" officeooo:paragraph-rsid="0000625a" style:font-size-asian="14pt" style:font-size-complex="14pt"/>
    </style:style>
    <style:style style:name="P10"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14pt" fo:letter-spacing="normal" fo:font-style="normal" fo:font-weight="normal" officeooo:rsid="0000625a" officeooo:paragraph-rsid="0001dbda" style:font-size-asian="14pt" style:font-size-complex="14pt"/>
    </style:style>
    <style:style style:name="P11"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14pt" fo:letter-spacing="normal" fo:font-style="normal" fo:font-weight="normal" officeooo:rsid="0000625a" officeooo:paragraph-rsid="00025af3" style:font-size-asian="14pt" style:font-size-complex="14pt"/>
    </style:style>
    <style:style style:name="P12"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14pt" fo:letter-spacing="normal" fo:font-style="normal" fo:font-weight="normal" officeooo:rsid="0003f1f3" officeooo:paragraph-rsid="0003f1f3" style:font-size-asian="14pt" style:font-size-complex="14pt"/>
    </style:style>
    <style:style style:name="P13"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14pt" fo:letter-spacing="normal" fo:font-style="normal" fo:font-weight="normal" officeooo:rsid="0003f1f3" officeooo:paragraph-rsid="00025af3" style:font-size-asian="14pt" style:font-size-complex="14pt"/>
    </style:style>
    <style:style style:name="P14"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9.75pt" fo:letter-spacing="normal" fo:font-style="normal" fo:font-weight="normal" officeooo:rsid="0000625a" officeooo:paragraph-rsid="0001dbda" style:font-size-asian="14pt" style:font-size-complex="14pt"/>
    </style:style>
    <style:style style:name="P15"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9.75pt" fo:letter-spacing="normal" fo:font-style="normal" fo:font-weight="normal" officeooo:rsid="0000625a" officeooo:paragraph-rsid="00025af3" style:font-size-asian="14pt" style:font-size-complex="14pt"/>
    </style:style>
    <style:style style:name="P16"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12pt" fo:letter-spacing="normal" fo:font-style="normal" fo:font-weight="normal" officeooo:rsid="0000625a" officeooo:paragraph-rsid="0001dbda" style:font-size-asian="12pt" style:font-size-complex="12pt"/>
    </style:style>
    <style:style style:name="P17"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12pt" fo:letter-spacing="normal" fo:font-style="normal" fo:font-weight="normal" officeooo:rsid="0000625a" officeooo:paragraph-rsid="00025af3" style:font-size-asian="12pt" style:font-size-complex="12pt"/>
    </style:style>
    <style:style style:name="P18"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12pt" fo:letter-spacing="normal" fo:font-style="normal" fo:font-weight="normal" officeooo:rsid="0003f1f3" officeooo:paragraph-rsid="0003f1f3" style:font-size-asian="12pt" style:font-size-complex="12pt"/>
    </style:style>
    <style:style style:name="P19"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12pt" fo:letter-spacing="normal" fo:font-style="normal" fo:font-weight="normal" officeooo:rsid="0003f1f3" officeooo:paragraph-rsid="00025af3" style:font-size-asian="12pt" style:font-size-complex="12pt"/>
    </style:style>
    <style:style style:name="P20" style:family="paragraph" style:parent-style-name="Standard">
      <style:paragraph-properties fo:margin-left="0in" fo:margin-right="0in" style:line-height-at-least="0.1772in" fo:text-align="start" style:justify-single-word="false" fo:widows="1" fo:text-indent="0in" style:auto-text-indent="false"/>
      <style:text-properties fo:font-variant="normal" fo:text-transform="none" fo:color="#333333" style:font-name="Arial" fo:font-size="12pt" fo:letter-spacing="normal" fo:font-style="normal" fo:font-weight="normal" officeooo:rsid="0003f1f3" officeooo:paragraph-rsid="0001dbda" style:font-size-asian="12pt" style:font-size-complex="12pt"/>
    </style:style>
    <style:style style:name="P21" style:family="paragraph" style:parent-style-name="Standard">
      <style:paragraph-properties fo:margin-left="0in" fo:margin-right="0in" style:line-height-at-least="0.1772in" fo:text-align="start" style:justify-single-word="false" fo:widows="1" fo:text-indent="0in" style:auto-text-indent="false"/>
      <style:text-properties fo:font-size="14pt" officeooo:rsid="0000625a" officeooo:paragraph-rsid="0001dbda" style:font-size-asian="14pt" style:font-size-complex="14pt"/>
    </style:style>
    <style:style style:name="T1" style:family="text">
      <style:text-properties fo:font-variant="normal" fo:text-transform="none" fo:color="#333333" style:font-name="Arial" fo:letter-spacing="normal" fo:font-style="normal" fo:font-weight="normal"/>
    </style:style>
    <style:style style:name="T2" style:family="text">
      <style:text-properties fo:font-variant="normal" fo:text-transform="none" fo:color="#333333" style:font-name="Arial" fo:letter-spacing="normal" fo:font-style="normal" fo:font-weight="normal" officeooo:rsid="0000625a"/>
    </style:style>
    <style:style style:name="T3" style:family="text">
      <style:text-properties fo:font-variant="normal" fo:text-transform="none" fo:color="#333333" fo:letter-spacing="normal"/>
    </style:style>
    <style:style style:name="T4" style:family="text">
      <style:text-properties officeooo:rsid="0000625a"/>
    </style:style>
    <style:style style:name="T5" style:family="text">
      <style:text-properties officeooo:rsid="0001dbda"/>
    </style:style>
    <style:style style:name="T6" style:family="text">
      <style:text-properties fo:font-size="20pt" style:font-size-asian="20pt" style:font-size-complex="20pt"/>
    </style:style>
    <style:style style:name="T7" style:family="text">
      <style:text-properties fo:font-size="14pt"/>
    </style:style>
    <style:style style:name="T8" style:family="text">
      <style:text-properties officeooo:rsid="00025a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9">1. What is the role of the instance variable sideLength?</text:p>
      <text:p text:style-name="P1"><text:s text:c="4"/>答: 代表沿直线走多少次</text:p>
      <text:p text:style-name="P1"><text:s text:c="5"/><text:span text:style-name="T4">(the bug goes straight with the number <text:s/>steps)</text:span></text:p>
      <text:p text:style-name="P1"/>
      <text:p text:style-name="P9">2. What is the role of the instance variable steps?</text:p>
      <text:p text:style-name="P1"><text:span text:style-name="T1"><text:s text:c="4"/></text:span><text:span text:style-name="T2">答: 计数沿着一条直线所走过的步子</text:span></text:p>
      <text:p text:style-name="P1"><text:span text:style-name="T2"><text:s text:c="5"/>(count the number that the bug has gone with )</text:span><text:span text:style-name="T1"> <text:s text:c="3"/></text:span></text:p>
      <text:p text:style-name="P1"/>
      <text:p text:style-name="P1"><text:span text:style-name="T1">3. Why is the turn method called twice when steps becomes equal to</text:span><text:line-break/><text:span text:style-name="T3"> </text:span><text:span text:style-name="T1">sideLength?</text:span></text:p>
      <text:p text:style-name="P1"><text:s text:c="4"/>答: 根据源码可以知道</text:p>
      <text:p text:style-name="P1"><text:s text:c="5"/><text:span text:style-name="T4"><text:s/>if (steps &lt; sideLength &amp;&amp; canMove()) </text:span></text:p>
      <text:p text:style-name="P3"><text:s text:c="9"/>{ </text:p>
      <text:p text:style-name="P3"><text:s text:c="14"/>move(); </text:p>
      <text:p text:style-name="P3"><text:s text:c="14"/>steps++; </text:p>
      <text:p text:style-name="P3"><text:s text:c="10"/>} </text:p>
      <text:p text:style-name="P3"><text:s text:c="10"/>else </text:p>
      <text:p text:style-name="P3"><text:s text:c="9"/>{ </text:p>
      <text:p text:style-name="P3"><text:s text:c="14"/>turn(); </text:p>
      <text:p text:style-name="P3"><text:s text:c="14"/>turn(); </text:p>
      <text:p text:style-name="P3"><text:s text:c="14"/>steps = 0; </text:p>
      <text:p text:style-name="P3"><text:s text:c="10"/>} </text:p>
      <text:p text:style-name="P1"/>
      <text:p text:style-name="P1"/>
      <text:p text:style-name="P1"><text:span text:style-name="T1">4. Why can the move method be called in the BoxBug class when there is no</text:span><text:span text:style-name="T3"> </text:span><text:span text:style-name="T1">move method in the BoxBug code?</text:span></text:p>
      <text:p text:style-name="P1"><text:s text:c="5"/>答<text:span text:style-name="T4">： BoxBug这个类继承子Bug这个类, 而Bug含有这个方法</text:span></text:p>
      <text:p text:style-name="P1"><text:s text:c="16"/><text:span text:style-name="T4">(public <text:s/>class BoxBug extends Bug )</text:span></text:p>
      <text:p text:style-name="P1"/>
      <text:p text:style-name="P9"><text:s/></text:p>
      <text:p text:style-name="P1"><text:span text:style-name="T1">5. After a BoxBug is constructed, will the size of its square pattern always be the</text:span><text:line-break/><text:span text:style-name="T3"> </text:span><text:span text:style-name="T1">same? Why or why not?</text:span></text:p>
      <text:p text:style-name="P1"><text:s text:c="9"/>答：因为sidelength 没有改变 ，所以大小不变</text:p>
      <text:p text:style-name="P1"><text:s text:c="17"/>（<text:span text:style-name="T4">because of no change in sidelength)</text:span></text:p>
      <text:p text:style-name="P1"/>
      <text:p text:style-name="P1"/>
      <text:p text:style-name="P1"/>
      <text:p text:style-name="P1"/>
      <text:p text:style-name="P1"/>
      <text:p text:style-name="P1"/>
      <text:p text:style-name="P9"><text:soft-page-break/>6. Can the path a BoxBug travels ever change? Why or why not?</text:p>
      <text:p text:style-name="P1"><text:s text:c="4"/>答<text:span text:style-name="T5">：如果有障碍物， 会改变</text:span> <text:s/></text:p>
      <text:p text:style-name="P1"/>
      <text:p text:style-name="P1"/>
      <text:p text:style-name="P1"><text:span text:style-name="T3"><text:s/></text:span><text:span text:style-name="T1">7. When will the value of steps be zero?</text:span></text:p>
      <text:p text:style-name="P1"><text:s text:c="4"/>答<text:span text:style-name="T5">： 当 条件判断不成立， 即不能移动 或者得到sidelength长度</text:span></text:p>
      <text:p text:style-name="P2"><text:s text:c="3"/><text:span text:style-name="T4"><text:s/>if (steps &lt; sideLength &amp;&amp; canMove()) </text:span></text:p>
      <text:p text:style-name="P4"><text:s text:c="9"/>{ </text:p>
      <text:p text:style-name="P4"><text:s text:c="14"/>move(); </text:p>
      <text:p text:style-name="P4"><text:s text:c="14"/>steps++; </text:p>
      <text:p text:style-name="P4"><text:s text:c="10"/>} </text:p>
      <text:p text:style-name="P4"><text:s text:c="10"/>else </text:p>
      <text:p text:style-name="P4"><text:s text:c="9"/>{ </text:p>
      <text:p text:style-name="P4"><text:s text:c="14"/>turn(); </text:p>
      <text:p text:style-name="P4"><text:s text:c="14"/>turn(); </text:p>
      <text:p text:style-name="P4"><text:s text:c="14"/>steps = 0; </text:p>
      <text:p text:style-name="P7"><text:s text:c="10"/>}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 text:c="41"/><text:span text:style-name="T6"><text:s text:c="4"/>exercise</text:span></text:p>
      <text:p text:style-name="P4"/>
      <text:p text:style-name="P4"/>
      <text:p text:style-name="P4"/>
      <text:p text:style-name="P4"/>
      <text:p text:style-name="P7">1. Write a class CircleBug that is identical to BoxBug, except that in the act method the turn method is called once instead of twice. How is its behavior different from a BoxBug?</text:p>
      <text:p text:style-name="P7"><text:s text:c="5"/>答：变成了一个正六边行，而不是正方形</text:p>
      <text:p text:style-name="P8"><text:s text:c="10"/>（it<text:span text:style-name="T8">'s a hexagon , not square)</text:span></text:p>
      <text:p text:style-name="P13"/>
      <text:p text:style-name="P12"></text:p>
      <text:p text:style-name="P12">import info.gridworld.actor.Bug;</text:p>
      <text:p text:style-name="P12"></text:p>
      <text:p text:style-name="P18">/**</text:p>
      <text:p text:style-name="P18"><text:s/>* A &lt;code&gt;BoxBug&lt;/code&gt; traces out a square "box" of a given size. &lt;br /&gt;</text:p>
      <text:p text:style-name="P18"><text:s/>* The implementation of this class is testable on the AP CS A and AB exams.</text:p>
      <text:p text:style-name="P18"><text:s/>*/</text:p>
      <text:p text:style-name="P18">public class CircleBug extends Bug</text:p>
      <text:p text:style-name="P18">{</text:p>
      <text:p text:style-name="P18"><text:s text:c="4"/>private int steps;</text:p>
      <text:p text:style-name="P18"><text:s text:c="4"/>private int sideLength;</text:p>
      <text:p text:style-name="P18"></text:p>
      <text:p text:style-name="P18"><text:s text:c="4"/>/**</text:p>
      <text:p text:style-name="P18"><text:s text:c="5"/>* Constructs a box bug that traces a square of a given side length</text:p>
      <text:p text:style-name="P18"><text:s text:c="5"/>* @param length the side length</text:p>
      <text:p text:style-name="P18"><text:s text:c="5"/>*/</text:p>
      <text:p text:style-name="P18"><text:s text:c="4"/>public CircleBug(int length)</text:p>
      <text:p text:style-name="P18"><text:s text:c="4"/>{</text:p>
      <text:p text:style-name="P18"><text:s text:c="8"/>steps = 0;</text:p>
      <text:p text:style-name="P18"><text:s text:c="8"/>sideLength = length;</text:p>
      <text:p text:style-name="P18"><text:s text:c="4"/>}</text:p>
      <text:p text:style-name="P18"></text:p>
      <text:p text:style-name="P18"><text:s text:c="4"/>/**</text:p>
      <text:p text:style-name="P18"><text:s text:c="5"/>* Moves to the next location of the square.</text:p>
      <text:p text:style-name="P18"><text:s text:c="5"/>*/</text:p>
      <text:p text:style-name="P18"><text:s text:c="4"/>public void act()</text:p>
      <text:p text:style-name="P18"><text:s text:c="4"/>{</text:p>
      <text:p text:style-name="P18"><text:s text:c="8"/>if (steps &lt; sideLength &amp;&amp; canMove())</text:p>
      <text:p text:style-name="P18"><text:s text:c="8"/>{</text:p>
      <text:p text:style-name="P18"><text:s text:c="12"/>move();</text:p>
      <text:p text:style-name="P18"><text:s text:c="12"/>steps++;</text:p>
      <text:p text:style-name="P18"><text:s text:c="8"/>}</text:p>
      <text:p text:style-name="P18"><text:s text:c="8"/>else</text:p>
      <text:p text:style-name="P18"><text:s text:c="8"/>{</text:p>
      <text:p text:style-name="P18"><text:s text:c="12"/>turn();</text:p>
      <text:p text:style-name="P18"><text:soft-page-break/><text:s text:c="12"/>steps = 0;</text:p>
      <text:p text:style-name="P18"><text:s text:c="8"/>}</text:p>
      <text:p text:style-name="P18"><text:s text:c="4"/>}</text:p>
      <text:p text:style-name="P18">}</text:p>
      <text:p text:style-name="P17"/>
      <text:p text:style-name="P1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p>
      <text:p text:style-name="P7"/>
      <text:p text:style-name="P7"/>
      <text:p text:style-name="P7"/>
      <text:p text:style-name="P7"/>
      <text:p text:style-name="P7"/>
      <text:p text:style-name="P7"/>
      <text:p text:style-name="P7"/>
      <text:p text:style-name="P4"/>
      <text:p text:style-name="P7"><text:soft-page-break/>2. Write a class SpiralBug that drops flowers in a spiral pattern. Hint: Imitate BoxBug, but adjust the side length when the bug turns. You may want to change the world to an UnboundedGrid to see the spiral pattern more clearly.</text:p>
      <text:p text:style-name="P7"><text:s text:c="4"/>答：</text:p>
      <text:p text:style-name="P7"/>
      <text:p text:style-name="P7"/>
      <text:p text:style-name="P12">import info.gridworld.actor.Bug;</text:p>
      <text:p text:style-name="P12"></text:p>
      <text:p text:style-name="P12">public class SpiralBug extends Bug</text:p>
      <text:p text:style-name="P12">{</text:p>
      <text:p text:style-name="P12"><text:s text:c="4"/>private int steps;</text:p>
      <text:p text:style-name="P12"><text:s text:c="4"/>private int sideLength;</text:p>
      <text:p text:style-name="P12"></text:p>
      <text:p text:style-name="P12"><text:s text:c="4"/>/**</text:p>
      <text:p text:style-name="P12"><text:s text:c="5"/>* Constructs a box bug that traces a square of a given side length</text:p>
      <text:p text:style-name="P12"><text:s text:c="5"/>* @param length the side length</text:p>
      <text:p text:style-name="P12"><text:s text:c="5"/>*/</text:p>
      <text:p text:style-name="P12"><text:s text:c="4"/>public SpiralBug(int length)</text:p>
      <text:p text:style-name="P12"><text:s text:c="4"/>{</text:p>
      <text:p text:style-name="P12"><text:s text:c="8"/>steps = 0;</text:p>
      <text:p text:style-name="P12"><text:s text:c="8"/>sideLength = length;</text:p>
      <text:p text:style-name="P12"><text:s text:c="4"/>}</text:p>
      <text:p text:style-name="P12"></text:p>
      <text:p text:style-name="P12"><text:s text:c="4"/>/**</text:p>
      <text:p text:style-name="P12"><text:s text:c="5"/>* Moves to the next location of the square.</text:p>
      <text:p text:style-name="P12"><text:s text:c="5"/>*/</text:p>
      <text:p text:style-name="P12"><text:s text:c="4"/>public void act()</text:p>
      <text:p text:style-name="P12"><text:s text:c="4"/>{</text:p>
      <text:p text:style-name="P12"><text:s text:c="8"/>if (steps &lt; sideLength &amp;&amp; canMove())</text:p>
      <text:p text:style-name="P12"><text:s text:c="8"/>{</text:p>
      <text:p text:style-name="P12"><text:s text:c="12"/>move();</text:p>
      <text:p text:style-name="P12"><text:s text:c="12"/>steps++;</text:p>
      <text:p text:style-name="P12"><text:s text:c="8"/>}</text:p>
      <text:p text:style-name="P12"><text:s text:c="8"/>else</text:p>
      <text:p text:style-name="P12"><text:s text:c="8"/>{</text:p>
      <text:p text:style-name="P12"><text:s text:c="12"/>turn();</text:p>
      <text:p text:style-name="P12"><text:s text:c="12"/>turn();</text:p>
      <text:p text:style-name="P12"><text:s text:c="12"/>steps = 0;</text:p>
      <text:p text:style-name="P12"><text:s text:c="12"/>sideLength++;</text:p>
      <text:p text:style-name="P12"><text:s text:c="8"/>}</text:p>
      <text:p text:style-name="P12"><text:s text:c="4"/>}</text:p>
      <text:p text:style-name="P12">}</text:p>
      <text:p text:style-name="P7"><text:soft-page-break/></text:p>
      <text:p text:style-name="P7"/>
      <text:p text:style-name="P7"/>
      <text:p text:style-name="P7"/>
      <text:p text:style-name="P7"/>
      <text:p text:style-name="P5"><text:span text:style-name="T7">3. Write a class </text:span><text:span text:style-name="Emphasis"><text:span text:style-name="T7">Zbug </text:span></text:span><text:span text:style-name="T7">to implement bugs that move in a "Z" pattern, starting in the top left corner. After completing one "Z" pattern, a </text:span><text:span text:style-name="Emphasis"><text:span text:style-name="T7">Zbug </text:span></text:span><text:span text:style-name="T7">should stop moving. In any step, if a </text:span><text:span text:style-name="Emphasis"><text:span text:style-name="T7">Zbug </text:span></text:span><text:span text:style-name="T7">can't move and is still attempting to complete its "Z" pattern, the </text:span><text:span text:style-name="Emphasis"><text:span text:style-name="T7">Zbug </text:span></text:span><text:span text:style-name="T7">does not move and should not turn to start a new side. Supply the length of the "Z" as a parameter in the constructor. The following image shows a "Z" pattern of length 4. Hint: Notice that a </text:span><text:span text:style-name="Emphasis"><text:span text:style-name="T7">Zbug </text:span></text:span><text:span text:style-name="T7">needs to be facing east before beginning its "Z" pattern.</text:span></text:p>
      <text:p text:style-name="P5"><text:s text:c="5"/>答：</text:p>
      <text:p text:style-name="P5"/>
      <text:p text:style-name="P20"/>
      <text:p text:style-name="P18">import info.gridworld.actor.Bug;</text:p>
      <text:p text:style-name="P18"></text:p>
      <text:p text:style-name="P18">public class ZBug extends Bug</text:p>
      <text:p text:style-name="P18">{</text:p>
      <text:p text:style-name="P18"><text:s text:c="4"/>private int steps;</text:p>
      <text:p text:style-name="P18"><text:s text:c="4"/>private int sideLength;</text:p>
      <text:p text:style-name="P18"><text:s text:c="4"/>private int degree[];</text:p>
      <text:p text:style-name="P18"><text:s text:c="4"/>private int count;</text:p>
      <text:p text:style-name="P18"></text:p>
      <text:p text:style-name="P18"><text:s text:c="4"/>/**</text:p>
      <text:p text:style-name="P18"><text:s text:c="5"/>* Constructs a box bug that traces a square of a given side length</text:p>
      <text:p text:style-name="P18"><text:s text:c="5"/>* @param length the side length</text:p>
      <text:p text:style-name="P18"><text:s text:c="5"/>* @param length the side length</text:p>
      <text:p text:style-name="P18"><text:s text:c="5"/>* @param length the side length</text:p>
      <text:p text:style-name="P18"><text:s text:c="5"/>* @param length the side length</text:p>
      <text:p text:style-name="P18"><text:s text:c="5"/>* @param length the side length</text:p>
      <text:p text:style-name="P18"><text:s text:c="5"/>* @param length the side length</text:p>
      <text:p text:style-name="P18"><text:s text:c="5"/>*/</text:p>
      <text:p text:style-name="P18"><text:s text:c="4"/>public ZBug(int length)</text:p>
      <text:p text:style-name="P18"><text:s text:c="4"/>{</text:p>
      <text:p text:style-name="P18"><text:s text:c="8"/>degree = new int[2];</text:p>
      <text:p text:style-name="P18"><text:s text:c="8"/>degree[0] = 225;</text:p>
      <text:p text:style-name="P18"><text:s text:c="8"/>degree[1] = 90;</text:p>
      <text:p text:style-name="P18"><text:s text:c="8"/>steps = 0;</text:p>
      <text:p text:style-name="P18"><text:s text:c="8"/>count = 0;</text:p>
      <text:p text:style-name="P18"><text:s text:c="8"/>sideLength = length;</text:p>
      <text:p text:style-name="P18"><text:s text:c="8"/>setDirection(90);</text:p>
      <text:p text:style-name="P18"><text:s text:c="4"/>}</text:p>
      <text:p text:style-name="P18"></text:p>
      <text:p text:style-name="P18"><text:s text:c="4"/>/**</text:p>
      <text:p text:style-name="P18"><text:s text:c="5"/>* Moves to the next location of the square.</text:p>
      <text:p text:style-name="P18"><text:soft-page-break/><text:s text:c="5"/>*/</text:p>
      <text:p text:style-name="P18"><text:s text:c="4"/>public void act()</text:p>
      <text:p text:style-name="P18"><text:s text:c="4"/>{</text:p>
      <text:p text:style-name="P18"><text:s text:c="8"/>if (!canMove()) {</text:p>
      <text:p text:style-name="P18"><text:s text:c="12"/>return;</text:p>
      <text:p text:style-name="P18"></text:p>
      <text:p text:style-name="P18"><text:s text:c="8"/>}</text:p>
      <text:p text:style-name="P18"><text:s text:c="8"/>if (steps &lt; sideLength &amp;&amp; canMove())</text:p>
      <text:p text:style-name="P18"><text:s text:c="8"/>{</text:p>
      <text:p text:style-name="P18"><text:s text:c="12"/>move();</text:p>
      <text:p text:style-name="P18"><text:s text:c="12"/>steps++;</text:p>
      <text:p text:style-name="P18"><text:s text:c="8"/>}</text:p>
      <text:p text:style-name="P18"><text:s text:c="8"/>else</text:p>
      <text:p text:style-name="P18"><text:s text:c="8"/>{</text:p>
      <text:p text:style-name="P18"><text:s text:c="12"/>if (count == 2) {</text:p>
      <text:p text:style-name="P18"><text:s text:c="16"/>return;</text:p>
      <text:p text:style-name="P18"><text:s text:c="12"/>}</text:p>
      <text:p text:style-name="P18"><text:s text:c="12"/>setDirection(degree[count]);</text:p>
      <text:p text:style-name="P18"><text:s text:c="12"/>count++;</text:p>
      <text:p text:style-name="P18"><text:s text:c="12"/>steps = 0;</text:p>
      <text:p text:style-name="P18"><text:s text:c="8"/>}</text:p>
      <text:p text:style-name="P18"><text:s text:c="4"/>}</text:p>
      <text:p text:style-name="P18">}</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text:span text:style-name="T7">4.Write a class </text:span><text:span text:style-name="Emphasis"><text:span text:style-name="T7">DancingBug </text:span></text:span><text:span text:style-name="T7">that "dances" by making different turns before each move. The </text:span><text:span text:style-name="Emphasis"><text:span text:style-name="T7">DancingBug </text:span></text:span><text:span text:style-name="T7">constructor has an integer array as parameter. The integer entries in the array represent how many times the bug turns before it moves. For example, an array entry of 5 represents a turn of 225 degrees (recall one turn is 45 degrees). When a dancing bug acts, it should turn the number of times given by the current array entry, then act like a Bug. In the next move, it should use the next entry in the array. After carrying out the last turn in the array, it should start again with the initial array value so that the dancing bug continually repeats the same turning pattern. The DancingBugRunner class should create an array and pass it as aparameter to the DancingBug constructor.<text:line-break/> <text:s text:c="9"/>答：</text:span></text:p>
      <text:p text:style-name="P6"/>
      <text:p text:style-name="P19"/>
      <text:p text:style-name="P18"/>
      <text:p text:style-name="P18">import info.gridworld.actor.Bug;</text:p>
      <text:p text:style-name="P18"/>
      <text:p text:style-name="P18">/**</text:p>
      <text:p text:style-name="P18"><text:s/>* A &lt;code&gt;BoxBug&lt;/code&gt; traces out a square "box" of a given size. &lt;br /&gt;</text:p>
      <text:p text:style-name="P18"><text:s/>* The implementation of this class is testable on the AP CS A and AB exams.</text:p>
      <text:p text:style-name="P18"><text:s/>*/</text:p>
      <text:p text:style-name="P18"/>
      <text:p text:style-name="P18">public class DancingBug extends Bug</text:p>
      <text:p text:style-name="P18">{</text:p>
      <text:p text:style-name="P18"><text:s text:c="4"/>private int steps;</text:p>
      <text:p text:style-name="P18"><text:s text:c="4"/>private int sideLength;</text:p>
      <text:p text:style-name="P18"><text:s text:c="4"/>private int[] directionArray;</text:p>
      <text:p text:style-name="P18"><text:s text:c="4"/>private int count;</text:p>
      <text:p text:style-name="P18"/>
      <text:p text:style-name="P18"><text:s text:c="4"/>/**</text:p>
      <text:p text:style-name="P18"><text:s text:c="5"/>* Constructs a box bug that traces a square of a given side length</text:p>
      <text:p text:style-name="P18"><text:s text:c="5"/>* @param length the side length</text:p>
      <text:p text:style-name="P18"><text:s text:c="5"/>*/</text:p>
      <text:p text:style-name="P18"><text:s text:c="4"/>public DancingBug(int[] inputArray)</text:p>
      <text:p text:style-name="P18"><text:s text:c="4"/>{</text:p>
      <text:p text:style-name="P18"><text:s text:c="8"/>steps = 1;</text:p>
      <text:p text:style-name="P18"><text:s text:c="8"/>count = 0;</text:p>
      <text:p text:style-name="P18"><text:s text:c="8"/>sideLength = 1;</text:p>
      <text:p text:style-name="P18"><text:s text:c="8"/>setDirection(90);</text:p>
      <text:p text:style-name="P18"><text:s text:c="8"/>int num = inputArray.length;</text:p>
      <text:p text:style-name="P18"><text:s text:c="8"/>directionArray = new int[num];</text:p>
      <text:p text:style-name="P18"><text:s text:c="8"/>System.arraycopy(inputArray,0,directionArray,0,num);</text:p>
      <text:p text:style-name="P18"><text:s text:c="8"/>count++;</text:p>
      <text:p text:style-name="P18"><text:s text:c="4"/>}</text:p>
      <text:p text:style-name="P18"><text:s text:c="4"/>/**</text:p>
      <text:p text:style-name="P18"><text:s text:c="4"/>* <text:s/>根据整数进行旋转n次</text:p>
      <text:p text:style-name="P18"><text:soft-page-break/><text:s text:c="4"/>*/</text:p>
      <text:p text:style-name="P18"/>
      <text:p text:style-name="P18"><text:s text:c="4"/>public void directionByNumOfTurn(int x) {</text:p>
      <text:p text:style-name="P18"><text:s text:c="8"/>for (int i = 0; i &lt; x; i++) {</text:p>
      <text:p text:style-name="P18"><text:s text:c="12"/>turn();</text:p>
      <text:p text:style-name="P18"><text:s text:c="8"/>}</text:p>
      <text:p text:style-name="P18"><text:s text:c="4"/>}</text:p>
      <text:p text:style-name="P18"/>
      <text:p text:style-name="P18"><text:s text:c="4"/>/**</text:p>
      <text:p text:style-name="P18"><text:s text:c="5"/>* Moves to the next location of the square.</text:p>
      <text:p text:style-name="P18"><text:s text:c="5"/>* 移动一步调转方向</text:p>
      <text:p text:style-name="P18"><text:s text:c="5"/>*/</text:p>
      <text:p text:style-name="P18"><text:s text:c="4"/>public void act()</text:p>
      <text:p text:style-name="P18"><text:s text:c="4"/>{</text:p>
      <text:p text:style-name="P18"><text:s text:c="5"/>/** 不能运动后就停止 <text:s text:c="2"/></text:p>
      <text:p text:style-name="P18"><text:s text:c="6"/>* <text:s/>if (!canMove()) {</text:p>
      <text:p text:style-name="P18"><text:s text:c="6"/>* <text:s text:c="5"/>return;</text:p>
      <text:p text:style-name="P18"><text:s text:c="6"/>* <text:s/>}</text:p>
      <text:p text:style-name="P18"><text:s text:c="6"/>*/</text:p>
      <text:p text:style-name="P18"><text:s text:c="8"/>if (steps &lt; sideLength &amp;&amp; canMove())</text:p>
      <text:p text:style-name="P18"><text:s text:c="8"/>{</text:p>
      <text:p text:style-name="P18"><text:s text:c="12"/>move();</text:p>
      <text:p text:style-name="P18"><text:s text:c="12"/>steps++;</text:p>
      <text:p text:style-name="P18"><text:s text:c="8"/>}</text:p>
      <text:p text:style-name="P18"><text:s text:c="8"/>else</text:p>
      <text:p text:style-name="P18"><text:s text:c="8"/>{</text:p>
      <text:p text:style-name="P18"><text:s text:c="12"/>directionByNumOfTurn(directionArray[count]);</text:p>
      <text:p text:style-name="P18"><text:s text:c="12"/>count++;</text:p>
      <text:p text:style-name="P18"><text:s text:c="12"/>count = count % directionArray.length;</text:p>
      <text:p text:style-name="P18"/>
      <text:p text:style-name="P18"><text:s text:c="12"/>steps = 0;</text:p>
      <text:p text:style-name="P18"><text:s text:c="8"/>}</text:p>
      <text:p text:style-name="P18"><text:s text:c="4"/>}</text:p>
      <text:p text:style-name="P1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7"/></text:p>
      <text:p text:style-name="P6"/>
      <text:p text:style-name="P6"/>
      <text:p text:style-name="P8">5. Study the code for the BoxBugRunner class. Summarize the steps you would use to add another BoxBug actor to the grid.</text:p>
      <text:p text:style-name="P8"><text:s text:c="2"/>答： <text:s text:c="2"/>two steps</text:p>
      <text:p text:style-name="P8"><text:s text:c="14"/>create a BoxBug</text:p>
      <text:p text:style-name="P8"><text:s text:c="13"/>use the <text:s/>add <text:s/>method of gr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5:58:20.297732043</meta:creation-date>
    <dc:date>2015-08-20T19:11:30.740783645</dc:date>
    <meta:editing-duration>PT13M53S</meta:editing-duration>
    <meta:editing-cycles>3</meta:editing-cycles>
    <meta:generator>LibreOffice/4.2.8.2$Linux_X86_64 LibreOffice_project/420m0$Build-2</meta:generator>
    <meta:document-statistic meta:table-count="0" meta:image-count="0" meta:object-count="0" meta:page-count="10" meta:paragraph-count="243" meta:word-count="1190" meta:character-count="7323" meta:non-whitespace-character-count="4840"/>
  </office:meta>
</office:document-meta>
</file>